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2300000435F72A8DF2C316B5CD.png" manifest:media-type="image/png"/>
  <manifest:file-entry manifest:full-path="Pictures/10000201000000A30000016534BBBAEEB18FAD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9" text:anchor-type="paragraph" svg:x="6.609cm" svg:y="1.88cm" svg:width="4.313cm" svg:height="9.446cm" draw:z-index="0"><draw:image xlink:href="Pictures/10000201000000A30000016534BBBAEEB18FADA1.png" xlink:type="simple" xlink:show="embed" xlink:actuate="onLoad"/></draw:frame><draw:frame draw:style-name="fr1" draw:name="Imagen1" text:anchor-type="paragraph" svg:x="-0.674cm" svg:y="1.88cm" svg:width="11.523cm" svg:height="9.437cm" draw:z-index="1"><draw:image xlink:href="Pictures/100002010000052300000435F72A8DF2C316B5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8:01:52.319492572</meta:creation-date>
    <dc:date>2017-01-13T18:14:26.508814919</dc:date>
    <meta:editing-duration>PT2M2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